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647cm" fo:min-width="2.47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4cm" fo:min-width="2.0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4cm" fo:min-width="1.1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0.397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language="en" fo:country="GB"/>
    </style:style>
    <style:style style:name="P5" style:family="paragraph">
      <loext:graphic-properties draw:fill="none" draw:fill-color="#ffffff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onnector draw:style-name="gr1" draw:text-style-name="P1" draw:layer="layout" svg:x1="3.396cm" svg:y1="11.769cm" svg:x2="5.612cm" svg:y2="12.226cm" draw:start-shape="id1" draw:start-glue-point="10" draw:end-shape="id2" draw:end-glue-point="0" svg:d="M3396 11769h827v-94h1389v551" svg:viewBox="0 0 2217 552">
          <text:p/>
        </draw:connector>
        <draw:connector draw:style-name="gr1" draw:text-style-name="P1" draw:layer="layout" svg:x1="5.612cm" svg:y1="15.926cm" svg:x2="3.396cm" svg:y2="16.39cm" draw:start-shape="id2" draw:start-glue-point="2" draw:end-shape="id3" draw:end-glue-point="10" svg:d="M5612 15926v550h-1389v-86h-827" svg:viewBox="0 0 2217 551">
          <text:p/>
        </draw:connector>
        <draw:g xml:id="id2" draw:id="id2">
          <draw:path draw:style-name="gr2" draw:text-style-name="P2" draw:layer="layout" svg:width="0.543cm" svg:height="0.266cm" draw:transform="skewX (0.0588175957922089) rotate (-2.97159758444555) translate (6.14021074579712cm 13.7315984412965cm)" svg:viewBox="0 0 544 267" svg:d="M544 0c-506-1-544 267-544 267">
            <text:p/>
          </draw:path>
          <draw:path draw:style-name="gr2" draw:text-style-name="P2" draw:layer="layout" svg:width="0.546cm" svg:height="0.267cm" draw:transform="skewX (-0.0476474885794452) rotate (-0.169646003293849) translate (5.60397559008184cm 13.153178799095cm)" svg:viewBox="0 0 547 268" svg:d="M0 0c506-1 547 268 547 268">
            <text:p/>
          </draw:path>
          <draw:path draw:style-name="gr2" draw:text-style-name="P2" draw:layer="layout" svg:width="0.539cm" svg:height="0.105cm" draw:transform="skewX (0.229859862487653) rotate (3.07457201031321) translate (5.60462378345913cm 13.8142427746605cm)" svg:viewBox="0 0 540 106" svg:d="M0 0c500 0 540 106 540 106">
            <text:p/>
          </draw:path>
          <draw:path draw:style-name="gr2" draw:text-style-name="P2" draw:layer="layout" svg:width="0.539cm" svg:height="0.158cm" draw:transform="skewX (-0.0944223125328932) rotate (0.100705497840073) translate (5.08532369590681cm 13.539585394081cm)" svg:viewBox="0 0 540 159" svg:d="M540 0c-501-1-540 159-540 159">
            <text:p/>
          </draw:path>
          <draw:path draw:style-name="gr2" draw:text-style-name="P2" draw:layer="layout" svg:width="0.545cm" svg:height="0.263cm" draw:transform="skewX (-0.0588175957922089) rotate (-0.17575465567583) translate (5.61954659913655cm 13.484452062128cm)" svg:viewBox="0 0 546 264" svg:d="M0 0c506-4 546 264 546 264">
            <text:p/>
          </draw:path>
          <draw:path draw:style-name="gr2" draw:text-style-name="P2" draw:layer="layout" svg:width="0.543cm" svg:height="0.267cm" draw:transform="skewX (0.058817595792209) rotate (-2.97194665029594) translate (6.15570562258191cm 14.1140276742037cm)" svg:viewBox="0 0 544 268" svg:d="M544 0c-506-1-544 268-544 268">
            <text:p/>
          </draw:path>
          <draw:path draw:style-name="gr2" draw:text-style-name="P2" draw:layer="layout" svg:width="0.537cm" svg:height="0.105cm" draw:transform="skewX (0.217991623574092) rotate (3.07457201031321) translate (5.6072180747731cm 14.2058671204856cm)" svg:viewBox="0 0 538 106" svg:d="M0 0c500 0 538 106 538 106">
            <text:p/>
          </draw:path>
          <draw:path draw:style-name="gr2" draw:text-style-name="P2" draw:layer="layout" svg:width="0.539cm" svg:height="0.158cm" draw:transform="skewX (-0.0949459113084915) rotate (0.100705497840073) translate (5.08524015372117cm 13.9320011247977cm)" svg:viewBox="0 0 540 159" svg:d="M540 0c-501-1-540 159-540 159">
            <text:p/>
          </draw:path>
          <draw:path draw:style-name="gr2" draw:text-style-name="P2" draw:layer="layout" svg:width="0.545cm" svg:height="0.264cm" draw:transform="skewX (-0.0561996019142174) rotate (-0.173834793498636) translate (5.61954430837398cm 13.8768790214928cm)" svg:viewBox="0 0 546 265" svg:d="M0 0c506-3 546 265 546 265">
            <text:p/>
          </draw:path>
          <draw:path draw:style-name="gr2" draw:text-style-name="P2" draw:layer="layout" svg:width="0.543cm" svg:height="0.266cm" draw:transform="skewX (0.0588175957922089) rotate (-2.97159758444555) translate (6.14021074579712cm 14.5156297712198cm)" svg:viewBox="0 0 544 267" svg:d="M544 0c-506-1-544 267-544 267">
            <text:p/>
          </draw:path>
          <draw:path draw:style-name="gr2" draw:text-style-name="P2" draw:layer="layout" svg:width="0.537cm" svg:height="0.105cm" draw:transform="skewX (0.217991623574092) rotate (3.07457201031321) translate (5.6072180747731cm 14.5982744094882cm)" svg:viewBox="0 0 538 106" svg:d="M0 0c500 0 538 106 538 106">
            <text:p/>
          </draw:path>
          <draw:path draw:style-name="gr2" draw:text-style-name="P2" draw:layer="layout" svg:width="0.539cm" svg:height="0.158cm" draw:transform="skewX (-0.0944223125328932) rotate (0.100705497840073) translate (5.08532369590681cm 14.3236167240043cm)" svg:viewBox="0 0 540 159" svg:d="M540 0c-501-1-540 159-540 159">
            <text:p/>
          </draw:path>
          <draw:path draw:style-name="gr2" draw:text-style-name="P2" draw:layer="layout" svg:width="0.545cm" svg:height="0.264cm" draw:transform="skewX (-0.0561996019142174) rotate (-0.173834793498636) translate (5.61954430837398cm 14.2685030624135cm)" svg:viewBox="0 0 546 265" svg:d="M0 0c506-3 546 265 546 265">
            <text:p/>
          </draw:path>
          <draw:path draw:style-name="gr2" draw:text-style-name="P2" draw:layer="layout" svg:width="0.543cm" svg:height="0.267cm" draw:transform="skewX (0.0588175957922089) rotate (-2.97194665029594) translate (6.15570562258191cm 14.8792610501628cm)" svg:viewBox="0 0 544 268" svg:d="M544 0c-506-1-544 268-544 268">
            <text:p/>
          </draw:path>
          <draw:line draw:style-name="gr2" draw:text-style-name="P2" draw:layer="layout" svg:x1="5.602cm" svg:y1="13.184cm" svg:x2="5.612cm" svg:y2="12.226cm">
            <text:p/>
          </draw:line>
          <draw:line draw:style-name="gr2" draw:text-style-name="P2" draw:layer="layout" svg:x1="5.611cm" svg:y1="15.926cm" svg:x2="5.621cm" svg:y2="14.968cm">
            <text:p/>
          </draw:line>
        </draw:g>
        <draw:g xml:id="id5" draw:id="id5">
          <draw:path draw:style-name="gr2" draw:text-style-name="P2" draw:layer="layout" svg:width="0.544cm" svg:height="0.267cm" draw:transform="skewX (-0.0558505360638185) rotate (2.97194665029594) translate (8.04033784454761cm 13.8447664862662cm)" svg:viewBox="0 0 545 268" svg:d="M0 0c506 0 545 268 545 268">
            <text:p/>
          </draw:path>
          <draw:path draw:style-name="gr2" draw:text-style-name="P2" draw:layer="layout" svg:width="0.546cm" svg:height="0.267cm" draw:transform="skewX (0.0476474885794452) rotate (0.169995069144248) translate (7.5011388581365cm 13.2669050397306cm)" svg:viewBox="0 0 547 268" svg:d="M547 0c-506-1-547 268-547 268">
            <text:p/>
          </draw:path>
          <draw:path draw:style-name="gr2" draw:text-style-name="P2" draw:layer="layout" svg:width="0.539cm" svg:height="0.105cm" draw:transform="skewX (-0.229859862487653) rotate (-3.07457201031321) translate (8.57825281264549cm 13.7992510948221cm)" svg:viewBox="0 0 540 106" svg:d="M540 0c-500 0-540 106-540 106">
            <text:p/>
          </draw:path>
          <draw:path draw:style-name="gr2" draw:text-style-name="P2" draw:layer="layout" svg:width="0.539cm" svg:height="0.158cm" draw:transform="skewX (0.089884456477708) rotate (-0.100530964914874) translate (8.02169214895693cm 13.506426560345cm)" svg:viewBox="0 0 540 159" svg:d="M0 0c501-1 540 159 540 159">
            <text:p/>
          </draw:path>
          <draw:path draw:style-name="gr2" draw:text-style-name="P2" draw:layer="layout" svg:width="0.546cm" svg:height="0.263cm" draw:transform="skewX (0.0534070751110265) rotate (0.17540558982543) translate (7.48626950227172cm 13.6010653947201cm)" svg:viewBox="0 0 547 264" svg:d="M547 0c-506-4-547 264-547 264">
            <text:p/>
          </draw:path>
          <draw:path draw:style-name="gr2" draw:text-style-name="P2" draw:layer="layout" svg:width="0.545cm" svg:height="0.267cm" draw:transform="skewX (-0.053232542185827) rotate (2.97159758444555) translate (8.0247715242125cm 14.2269921229851cm)" svg:viewBox="0 0 546 268" svg:d="M0 0c506-1 546 268 546 268">
            <text:p/>
          </draw:path>
          <draw:path draw:style-name="gr2" draw:text-style-name="P2" draw:layer="layout" svg:width="0.537cm" svg:height="0.106cm" draw:transform="skewX (-0.217991623574092) rotate (-3.07649187249041) translate (8.57416628112522cm 14.1920105866384cm)" svg:viewBox="0 0 538 107" svg:d="M538 0c-500 1-538 107-538 107">
            <text:p/>
          </draw:path>
          <draw:path draw:style-name="gr2" draw:text-style-name="P2" draw:layer="layout" svg:width="0.539cm" svg:height="0.158cm" draw:transform="skewX (0.0902335223281068) rotate (-0.100530964914874) translate (8.02169214982503cm 13.8988338494351cm)" svg:viewBox="0 0 540 159" svg:d="M0 0c501-1 540 159 540 159">
            <text:p/>
          </draw:path>
          <draw:path draw:style-name="gr2" draw:text-style-name="P2" draw:layer="layout" svg:width="0.546cm" svg:height="0.264cm" draw:transform="skewX (0.0534070751110265) rotate (0.173485727648236) translate (7.48664646904296cm 13.9923603471105cm)" svg:viewBox="0 0 547 265" svg:d="M547 0c-507-3-547 265-547 265">
            <text:p/>
          </draw:path>
          <draw:path draw:style-name="gr2" draw:text-style-name="P2" draw:layer="layout" svg:width="0.544cm" svg:height="0.267cm" draw:transform="skewX (-0.0558505360638186) rotate (2.97194665029594) translate (8.0403378445476cm 14.6287978161895cm)" svg:viewBox="0 0 545 268" svg:d="M0 0c506 0 545 268 545 268">
            <text:p/>
          </draw:path>
          <draw:path draw:style-name="gr2" draw:text-style-name="P2" draw:layer="layout" svg:width="0.537cm" svg:height="0.105cm" draw:transform="skewX (-0.217991623574092) rotate (-3.07457201031321) translate (8.57408423426255cm 14.5833880912469cm)" svg:viewBox="0 0 538 106" svg:d="M538 0c-500 0-538 106-538 106">
            <text:p/>
          </draw:path>
          <draw:path draw:style-name="gr2" draw:text-style-name="P2" draw:layer="layout" svg:width="0.539cm" svg:height="0.158cm" draw:transform="skewX (0.089884456477708) rotate (-0.100530964914874) translate (8.02169214895693cm 14.2904578902683cm)" svg:viewBox="0 0 540 159" svg:d="M0 0c501-1 540 159 540 159">
            <text:p/>
          </draw:path>
          <draw:path draw:style-name="gr2" draw:text-style-name="P2" draw:layer="layout" svg:width="0.546cm" svg:height="0.263cm" draw:transform="skewX (0.0534070751110265) rotate (0.17540558982543) translate (7.48626950227172cm 14.3850967246434cm)" svg:viewBox="0 0 547 264" svg:d="M547 0c-506-4-547 264-547 264">
            <text:p/>
          </draw:path>
          <draw:path draw:style-name="gr2" draw:text-style-name="P2" draw:layer="layout" svg:width="0.545cm" svg:height="0.265cm" draw:transform="skewX (-0.0558505360638185) rotate (2.96967772226835) translate (8.02477079863793cm 14.9922317299718cm)" svg:viewBox="0 0 546 266" svg:d="M0 0c506-2 546 266 546 266">
            <text:p/>
          </draw:path>
          <draw:line draw:style-name="gr2" draw:text-style-name="P2" draw:layer="layout" svg:x1="8.043cm" svg:y1="13.205cm" svg:x2="8.033cm" svg:y2="12.247cm">
            <text:p/>
          </draw:line>
          <draw:line draw:style-name="gr2" draw:text-style-name="P2" draw:layer="layout" svg:x1="8.033cm" svg:y1="15.947cm" svg:x2="8.023cm" svg:y2="14.989cm">
            <text:p/>
          </draw:line>
        </draw:g>
        <draw:line draw:style-name="gr3" draw:text-style-name="P2" draw:layer="layout" svg:x1="6.997cm" svg:y1="13.008cm" svg:x2="6.997cm" svg:y2="15.205cm">
          <text:p/>
        </draw:line>
        <draw:line draw:style-name="gr3" draw:text-style-name="P2" draw:layer="layout" svg:x1="6.738cm" svg:y1="13.009cm" svg:x2="6.738cm" svg:y2="15.206cm">
          <text:p/>
        </draw:line>
        <draw:custom-shape draw:style-name="gr4" draw:text-style-name="P1" xml:id="id4" draw:id="id4" draw:layer="layout" svg:width="2.976cm" svg:height="4.897cm" svg:x="9.046cm" svg:y="11.6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Envelope </text:span></text:p>
          <text:p text:style-name="P3"><text:span text:style-name="T1">Det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976cm" svg:height="4.897cm" svg:x="13.132cm" svg:y="11.6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Voltage </text:span></text:p>
          <text:p text:style-name="P3"><text:span text:style-name="T1">Regulato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047cm" svg:y1="11.957cm" svg:x2="8.032cm" svg:y2="12.247cm" draw:start-shape="id4" draw:start-glue-point="4" draw:end-shape="id5" draw:end-glue-point="0" svg:d="M9047 11957h-1015v290" svg:viewBox="0 0 1016 291">
          <text:p/>
        </draw:connector>
        <draw:connector draw:style-name="gr1" draw:text-style-name="P1" draw:layer="layout" svg:x1="8.032cm" svg:y1="15.947cm" svg:x2="9.047cm" svg:y2="16.119cm" draw:start-shape="id5" draw:start-glue-point="2" draw:end-shape="id4" draw:end-glue-point="5" svg:d="M8032 15947v172h1015" svg:viewBox="0 0 1016 173">
          <text:p/>
        </draw:connector>
        <draw:connector draw:style-name="gr1" draw:text-style-name="P1" draw:layer="layout" svg:x1="12.022cm" svg:y1="11.957cm" svg:x2="13.133cm" svg:y2="11.957cm" draw:start-shape="id4" draw:start-glue-point="6" draw:end-shape="id6" draw:end-glue-point="4" svg:d="M12022 11957h1111" svg:viewBox="0 0 1112 1">
          <text:p/>
        </draw:connector>
        <draw:connector draw:style-name="gr1" draw:text-style-name="P1" draw:layer="layout" svg:x1="12.022cm" svg:y1="16.178cm" svg:x2="13.133cm" svg:y2="16.119cm" draw:start-shape="id4" draw:start-glue-point="7" draw:end-shape="id6" draw:end-glue-point="5" svg:d="M12022 16178h555v-59h556" svg:viewBox="0 0 1112 60">
          <text:p/>
        </draw:connector>
        <draw:custom-shape draw:style-name="gr5" draw:text-style-name="P1" xml:id="id8" draw:id="id8" draw:layer="layout" svg:width="0.182cm" svg:height="0.22cm" svg:x="17.064cm" svg:y="11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0.182cm" svg:height="0.22cm" svg:x="17.064cm" svg:y="16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6.108cm" svg:y1="16.178cm" svg:x2="17.064cm" svg:y2="16.183cm" draw:start-shape="id6" draw:start-glue-point="7" draw:end-shape="id7" draw:end-glue-point="6" svg:d="M16108 16178h478v5h478" svg:viewBox="0 0 957 6">
          <text:p/>
        </draw:connector>
        <draw:connector draw:style-name="gr1" draw:text-style-name="P1" draw:layer="layout" svg:x1="16.108cm" svg:y1="11.957cm" svg:x2="17.064cm" svg:y2="11.954cm" draw:start-shape="id6" draw:start-glue-point="6" draw:end-shape="id8" draw:end-glue-point="6" svg:d="M16108 11957h478v-3h478" svg:viewBox="0 0 957 4">
          <text:p/>
        </draw:connector>
        <draw:custom-shape draw:style-name="gr5" draw:text-style-name="P1" xml:id="id1" draw:id="id1" draw:layer="layout" svg:width="0.182cm" svg:height="0.22cm" svg:x="3.214cm" svg:y="11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182cm" svg:height="0.22cm" svg:x="3.214cm" svg:y="16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99cm" svg:height="3.095cm" svg:x="2.5cm" svg:y="13.107cm">
          <draw:text-box>
            <text:p><text:span text:style-name="T1">AC</text:span></text:p>
            <text:p><text:span text:style-name="T1">voltage</text:span></text:p>
            <text:p><text:span text:style-name="T1">IN</text:span></text:p>
            <text:p><text:span text:style-name="T1">230V / 50Hz</text:span></text:p>
          </draw:text-box>
        </draw:frame>
        <draw:frame draw:style-name="gr7" draw:text-style-name="P4" draw:layer="layout" svg:width="2.614cm" svg:height="3.095cm" svg:x="16.464cm" svg:y="13.079cm">
          <draw:text-box>
            <text:p><text:span text:style-name="T1">DC</text:span></text:p>
            <text:p><text:span text:style-name="T1">Voltage</text:span></text:p>
            <text:p><text:span text:style-name="T1">OUT</text:span></text:p>
            <text:p><text:span text:style-name="T1">12V</text:span></text:p>
          </draw:text-box>
        </draw:frame>
        <draw:frame draw:style-name="gr8" draw:text-style-name="P5" draw:layer="layout" svg:width="1.383cm" svg:height="0.962cm" svg:x="6.414cm" svg:y="12.14cm">
          <draw:text-box>
            <text:p>n:1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3T00:39:26.516000000</meta:creation-date>
    <dc:date>2021-05-03T00:43:07.915000000</dc:date>
    <meta:editing-duration>PT3M43S</meta:editing-duration>
    <meta:editing-cycles>1</meta:editing-cycles>
    <meta:document-statistic meta:object-count="53"/>
    <meta:generator>LibreOffice/7.1.2.2$Windows_X86_64 LibreOffice_project/8a45595d069ef5570103caea1b71cc9d82b2aae4</meta:generator>
  </office:meta>
</office:document-meta>
</file>